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/>
    <style:font-face style:name="Courier New" svg:font-family="'Courier New'" style:font-family-generic="moder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, 'Myriad Pro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4pt" style:font-size-asian="14pt"/>
    </style:style>
    <style:style style:name="P4" style:family="paragraph" style:parent-style-name="Text_20_body">
      <style:paragraph-properties fo:text-align="center" style:justify-single-word="false"/>
      <style:text-properties fo:font-size="14pt" fo:language="ru" fo:country="RU" style:font-size-asian="14pt"/>
    </style:style>
    <style:style style:name="P5" style:family="paragraph" style:parent-style-name="Text_20_body">
      <style:text-properties fo:font-size="14pt" fo:language="ru" fo:country="RU" style:font-size-asian="14pt" style:font-size-complex="14pt"/>
    </style:style>
    <style:style style:name="P6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/>
    </style:style>
    <style:style style:name="P7" style:family="paragraph" style:parent-style-name="Text_20_body">
      <style:paragraph-properties fo:line-height="200%"/>
      <style:text-properties fo:font-size="14pt" fo:font-weight="bold" style:font-size-asian="14pt" style:font-weight-asian="bold" style:font-weight-complex="bold"/>
    </style:style>
    <style:style style:name="P8" style:family="paragraph" style:parent-style-name="Text_20_body">
      <style:paragraph-properties fo:line-height="200%" fo:text-align="center" style:justify-single-word="false"/>
      <style:text-properties fo:font-size="14pt" fo:font-weight="bold" style:font-size-asian="14pt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text-properties fo:language="ru" fo:country="RU"/>
    </style:style>
    <style:style style:name="P11" style:family="paragraph" style:parent-style-name="Text_20_body">
      <style:paragraph-properties fo:text-align="center" style:justify-single-word="false"/>
      <style:text-properties fo:language="ru" fo:country="RU"/>
    </style:style>
    <style:style style:name="P12" style:family="paragraph" style:parent-style-name="Text_20_body">
      <style:text-properties fo:language="en" fo:country="US"/>
    </style:style>
    <style:style style:name="P13" style:family="paragraph" style:parent-style-name="Text_20_body">
      <style:text-properties style:font-name="Consolas" fo:font-size="10pt" fo:language="en" fo:country="US" style:font-size-asian="10pt" style:font-size-complex="10pt"/>
    </style:style>
    <style:style style:name="P14" style:family="paragraph" style:parent-style-name="Text_20_body">
      <style:paragraph-properties fo:margin-left="0cm" fo:margin-right="0cm" fo:text-align="justify" style:justify-single-word="false" fo:text-indent="1cm" style:auto-text-indent="false"/>
    </style:style>
    <style:style style:name="P15" style:family="paragraph" style:parent-style-name="Text_20_body">
      <style:paragraph-properties fo:margin-left="0cm" fo:margin-right="0cm" fo:text-indent="1.245cm" style:auto-text-indent="false"/>
    </style:style>
    <style:style style:name="P16" style:family="paragraph" style:parent-style-name="Text_20_body">
      <style:paragraph-properties fo:margin-top="0cm" fo:margin-bottom="0cm" fo:line-height="200%" fo:text-align="justify" style:justify-single-word="false"/>
    </style:style>
    <style:style style:name="P17" style:family="paragraph" style:parent-style-name="Pa22" style:master-page-name="">
      <style:paragraph-properties fo:margin-left="0cm" fo:margin-right="0cm" fo:margin-top="0cm" fo:margin-bottom="0cm" fo:line-height="100%" fo:text-align="start" style:justify-single-word="false" fo:orphans="2" fo:widows="2" fo:hyphenation-ladder-count="no-limit" fo:text-indent="0.99cm" style:auto-text-indent="false" style:page-number="auto"/>
      <style:text-properties fo:color="#000000" style:font-name="Times New Roman" fo:font-size="14pt" style:font-size-asian="14pt" style:font-size-complex="14pt" style:font-weight-complex="bold" fo:hyphenate="false" fo:hyphenation-remain-char-count="0" fo:hyphenation-push-char-count="0"/>
    </style:style>
    <style:style style:name="P18" style:family="paragraph" style:parent-style-name="Pa22">
      <style:paragraph-properties fo:margin-left="0cm" fo:margin-right="0cm" fo:margin-top="0cm" fo:margin-bottom="0cm" fo:line-height="100%" fo:text-align="start" style:justify-single-word="false" fo:orphans="2" fo:widows="2" fo:hyphenation-ladder-count="no-limit" fo:text-indent="0.99cm" style:auto-text-indent="false"/>
      <style:text-properties fo:color="#000000" style:font-name="Times New Roman" fo:font-size="14pt" style:font-size-asian="14pt" style:font-size-complex="14pt" style:font-weight-complex="bold" fo:hyphenate="false" fo:hyphenation-remain-char-count="0" fo:hyphenation-push-char-count="0"/>
    </style:style>
    <style:style style:name="P19" style:family="paragraph" style:parent-style-name="Pa22" style:list-style-name="L1">
      <style:paragraph-properties fo:margin-left="0cm" fo:margin-right="0cm" fo:margin-top="0cm" fo:margin-bottom="0cm" fo:line-height="100%" fo:text-align="justify" style:justify-single-word="false" fo:text-indent="1cm" style:auto-text-indent="false"/>
    </style:style>
    <style:style style:name="P20" style:family="paragraph" style:parent-style-name="Основной_20_текст_20_2" style:list-style-name="L1" style:master-page-name="">
      <style:paragraph-properties fo:margin-left="0cm" fo:margin-right="0cm" fo:margin-top="0cm" fo:margin-bottom="0cm" fo:line-height="100%" fo:text-align="justify" style:justify-single-word="false" fo:hyphenation-ladder-count="no-limit" fo:text-indent="0.99cm" style:auto-text-indent="false" style:page-number="auto" style:text-autospace="none" style:vertical-align="auto">
        <style:tab-stops/>
      </style:paragraph-properties>
      <style:text-properties fo:hyphenate="false" fo:hyphenation-remain-char-count="0" fo:hyphenation-push-char-count="0"/>
    </style:style>
    <style:style style:name="P21" style:family="paragraph" style:parent-style-name="Text_20_body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language="en" fo:country="US" fo:font-weight="bold" style:font-size-asian="16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language="ru" fo:country="RU" style:font-size-asian="14pt"/>
    </style:style>
    <style:style style:name="T5" style:family="text">
      <style:text-properties fo:font-size="14pt" fo:language="ru" fo:country="RU" fo:font-weight="bold" style:font-size-asian="14pt" style:font-weight-asian="bold" style:font-weight-complex="bold"/>
    </style:style>
    <style:style style:name="T6" style:family="text"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fo:font-weight="bold" style:font-size-asian="14pt" style:font-weight-asian="bold" style:font-weight-complex="bold"/>
    </style:style>
    <style:style style:name="T9" style:family="text">
      <style:text-properties fo:font-size="14pt" fo:language="en" fo:country="US" style:font-size-asian="14pt"/>
    </style:style>
    <style:style style:name="T10" style:family="text">
      <style:text-properties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000000" style:font-name="Times New Roman" fo:font-size="14pt" fo:language="en" fo:country="US" style:letter-kerning="false" style:font-size-asian="14pt" style:font-name-complex="Myriad Pro" style:font-size-complex="14pt" style:font-weight-complex="bold"/>
    </style:style>
    <style:style style:name="T12" style:family="text">
      <style:text-properties fo:color="#000000" style:font-name="Times New Roman" fo:font-size="14pt" fo:language="en" fo:country="US" style:letter-kerning="false" style:font-size-asian="14pt" style:font-name-complex="Courier New" style:font-size-complex="14pt" style:font-weight-complex="bold"/>
    </style:style>
    <style:style style:name="T13" style:family="text">
      <style:text-properties fo:color="#000000" style:font-name="Times New Roman" fo:font-size="14pt" fo:language="en" fo:country="US" fo:font-weight="normal" style:letter-kerning="false" style:font-size-asian="14pt" style:font-weight-asian="normal" style:font-name-complex="Myriad Pro" style:font-size-complex="14pt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font-weight="bold" style:font-weight-asian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3">Министерство образования и науки РФ</text:p>
      <text:p text:style-name="P2"/>
      <text:p text:style-name="P3">ФГАОУ ВО «Уральский федеральный университет</text:p>
      <text:p text:style-name="P3">имени первого Президента России Б. Н. Ельцина»</text:p>
      <text:p text:style-name="P4">ИРИТ-РТФ</text:p>
      <text:p text:style-name="P4">Центр ускоренного обучени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1">ОТЧЕТ ПО ЛАБОРАТОРНОЙ РАБОТЕ </text:span></text:span><text:span text:style-name="Основной_20_шрифт_20_абзаца"><text:span text:style-name="T2">N</text:span></text:span> <text:span text:style-name="Основной_20_шрифт_20_абзаца"><text:span text:style-name="T2">3</text:span></text:span></text:p>
      <text:p text:style-name="P2"/>
      <text:p text:style-name="P2"><text:span text:style-name="Основной_20_шрифт_20_абзаца"><text:span text:style-name="T3">по дисциплине «</text:span></text:span><text:span text:style-name="Основной_20_шрифт_20_абзаца"><text:span text:style-name="T4">Язык и технология программирования </text:span></text:span><text:span text:style-name="Основной_20_шрифт_20_абзаца"><text:span text:style-name="T9">(</text:span></text:span><text:span text:style-name="Основной_20_шрифт_20_абзаца"><text:span text:style-name="T4">ч. </text:span></text:span><text:span text:style-name="Основной_20_шрифт_20_абзаца"><text:span text:style-name="T9">II)</text:span></text:span><text:span text:style-name="Основной_20_шрифт_20_абзаца"><text:span text:style-name="T3">»</text:span></text:span></text:p>
      <text:p text:style-name="P2"/>
      <text:p text:style-name="P2"/>
      <text:p text:style-name="P2"><text:span text:style-name="Основной_20_шрифт_20_абзаца"><text:span text:style-name="T7">Тема: </text:span></text:span><text:span text:style-name="Основной_20_шрифт_20_абзаца"><text:span text:style-name="T10">Настраиваемые типы</text:span></text:span><text:span text:style-name="Основной_20_шрифт_20_абзаца"><text:span text:style-name="T6">.</text:span></text:span></text:p>
      <text:p text:style-name="P9"/>
      <text:p text:style-name="P9"/>
      <text:p text:style-name="P9"/>
      <text:p text:style-name="P9"><text:span text:style-name="Основной_20_шрифт_20_абзаца"><text:span text:style-name="T3">Студент группы </text:span></text:span><text:span text:style-name="Основной_20_шрифт_20_абзаца"><text:span text:style-name="T4">РИВ-170027у (662)</text:span></text:span><text:span text:style-name="Основной_20_шрифт_20_абзаца"><text:span text:style-name="T3">:<text:tab/><text:tab/><text:tab/><text:tab/></text:span></text:span><text:span text:style-name="Основной_20_шрифт_20_абзаца"><text:span text:style-name="T4">Э. Ю. Азымов</text:span></text:span></text:p>
      <text:p text:style-name="P9"><text:span text:style-name="Основной_20_шрифт_20_абзаца"><text:span text:style-name="T3">Преподаватель: <text:tab/><text:tab/><text:tab/><text:tab/><text:tab/><text:tab/><text:tab/><text:tab/>С.</text:span></text:span><text:span text:style-name="Основной_20_шрифт_20_абзаца"><text:span text:style-name="T4"> </text:span></text:span><text:span text:style-name="Основной_20_шрифт_20_абзаца"><text:span text:style-name="T3">И. Тимошенко,</text:span></text:span></text:p>
      <text:p text:style-name="P9"><text:span text:style-name="Основной_20_шрифт_20_абзаца"><text:span text:style-name="T3"><text:tab/><text:tab/><text:tab/><text:tab/><text:tab/><text:tab/><text:tab/><text:tab/><text:tab/><text:tab/>доц., к.</text:span></text:span><text:span text:style-name="Основной_20_шрифт_20_абзаца"><text:span text:style-name="T4"> </text:span></text:span><text:span text:style-name="Основной_20_шрифт_20_абзаца"><text:span text:style-name="T3">т.</text:span></text:span><text:span text:style-name="Основной_20_шрифт_20_абзаца"><text:span text:style-name="T4"> </text:span></text:span><text:span text:style-name="Основной_20_шрифт_20_абзаца"><text:span text:style-name="T3">н.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3">Екатеринбург 20</text:span></text:span><text:span text:style-name="Основной_20_шрифт_20_абзаца"><text:span text:style-name="T4">17</text:span></text:span></text:p>
      <text:p text:style-name="P6"><text:soft-page-break/>СОДЕРЖАНИЕ</text:p>
      <text:p text:style-name="P2"/>
      <text:p text:style-name="P16"><text:span text:style-name="Основной_20_шрифт_20_абзаца"><text:span text:style-name="T5">1 </text:span></text:span><text:span text:style-name="Основной_20_шрифт_20_абзаца"><text:span text:style-name="T8">Постановка задачи</text:span></text:span></text:p>
      <text:p text:style-name="P17">Изменить исходный текст примера, иллюстрирующего ограниченные метасимвольные аргументы, для решения следующих дополнительных задач:</text:p>
      <text:p text:style-name="P18"><text:span text:style-name="T15">-</text:span> отформатировать вывод, сделав равные по ширине колонки;</text:p>
      <text:list xml:id="list5144735616857985429" text:style-name="L1">
        <text:list-item>
          <text:p text:style-name="P19"><text:span text:style-name="Основной_20_шрифт_20_абзаца"><text:span text:style-name="T11">создать дополнительный метод и проиллюстрировать использование ограничения снизу для метасимвола <text:s/>с помощью конструкции </text:span></text:span><text:span text:style-name="Основной_20_шрифт_20_абзаца"><text:span text:style-name="T12">&lt;? super subclass&gt;</text:span></text:span><text:span text:style-name="Основной_20_шрифт_20_абзаца"><text:span text:style-name="T11">.</text:span></text:span></text:p>
        </text:list-item>
        <text:list-item>
          <text:p text:style-name="P20"><text:span text:style-name="Основной_20_шрифт_20_абзаца"><text:span text:style-name="T13">Выполнить п.2 из лабораторной работы N 2, используя настраиваемые методы (если в предыдущих заданиях уже были использованы настраиваемые методы, то решите ее через настраиваемый класс).</text:span></text:span></text:p>
        </text:list-item>
      </text:list>
      <text:p text:style-name="P11"/>
      <text:p text:style-name="P7">2 Анализ поставленной задачи</text:p>
      <text:p text:style-name="P15"><text:span text:style-name="Основной_20_шрифт_20_абзаца"><text:span text:style-name="T4">Для решения поставленной задчи необходимо изучить область применения метасимвола «?» в языке </text:span></text:span><text:span text:style-name="Основной_20_шрифт_20_абзаца"><text:span text:style-name="T9">Java, </text:span></text:span><text:span text:style-name="Основной_20_шрифт_20_абзаца"><text:span text:style-name="T4">а так же разобраться как работать с </text:span></text:span><text:span text:style-name="Основной_20_шрифт_20_абзаца"><text:span text:style-name="T9">generic </text:span></text:span><text:span text:style-name="Основной_20_шрифт_20_абзаца"><text:span text:style-name="T4">методами.</text:span></text:span></text:p>
      <text:p text:style-name="Text_20_body"/>
      <text:p text:style-name="P7">3 Описание исходных текстов программы</text:p>
      <text:p text:style-name="P5">Класс <text:span text:style-name="T14">Main.java:</text:span></text:p>
      <text:p text:style-name="P13">public class Main {</text:p>
      <text:p text:style-name="P13"><text:s text:c="4"/>public static void main(String[] args) {</text:p>
      <text:p text:style-name="P13"><text:s text:c="8"/>Integer[] sortArrInt = { 9, 5, 1 };</text:p>
      <text:p text:style-name="P13"><text:s text:c="8"/>ArraySort.run(sortArrInt);</text:p>
      <text:p text:style-name="P13"/>
      <text:p text:style-name="P13"><text:s text:c="8"/>String[] sortArrStr = { "1", "2", "3" };</text:p>
      <text:p text:style-name="P13"><text:s text:c="8"/>ArraySort.run(sortArrStr);</text:p>
      <text:p text:style-name="P13"><text:s text:c="4"/>}</text:p>
      <text:p text:style-name="P13">}</text:p>
      <text:p text:style-name="P12"/>
      <text:p text:style-name="P5">Содержимое файла <text:span text:style-name="T14">BoundedWildcard.java:</text:span></text:p>
      <text:p text:style-name="P13">class TwoD {</text:p>
      <text:p text:style-name="P13"/>
      <text:p text:style-name="P13"><text:s text:c="4"/>int x, y;</text:p>
      <text:p text:style-name="P13"/>
      <text:p text:style-name="P13"><text:s text:c="4"/>TwoD(int a, int b) {</text:p>
      <text:p text:style-name="P13"><text:s text:c="8"/>x = a;</text:p>
      <text:p text:style-name="P13"><text:s text:c="8"/>y = b;</text:p>
      <text:p text:style-name="P13"><text:s text:c="4"/>}</text:p>
      <text:p text:style-name="P13"><text:soft-page-break/>}</text:p>
      <text:p text:style-name="P13"/>
      <text:p text:style-name="P13">class ThreeD extends TwoD {</text:p>
      <text:p text:style-name="P13"/>
      <text:p text:style-name="P13"><text:s text:c="4"/>int z;</text:p>
      <text:p text:style-name="P13"/>
      <text:p text:style-name="P13"><text:s text:c="4"/>ThreeD(int a, int b, int c) {</text:p>
      <text:p text:style-name="P13"><text:s text:c="8"/>super(a, b);</text:p>
      <text:p text:style-name="P13"><text:s text:c="8"/>z = c;</text:p>
      <text:p text:style-name="P13"><text:s text:c="4"/>}</text:p>
      <text:p text:style-name="P13">}</text:p>
      <text:p text:style-name="P13"/>
      <text:p text:style-name="P13">class FourD extends ThreeD {</text:p>
      <text:p text:style-name="P13"/>
      <text:p text:style-name="P13"><text:s text:c="4"/>int t;</text:p>
      <text:p text:style-name="P13"/>
      <text:p text:style-name="P13"><text:s text:c="4"/>FourD(int a, int b, int c, int d) {</text:p>
      <text:p text:style-name="P13"><text:s text:c="8"/>super(a, b, c);</text:p>
      <text:p text:style-name="P13"><text:s text:c="8"/>t = d;</text:p>
      <text:p text:style-name="P13"><text:s text:c="4"/>}</text:p>
      <text:p text:style-name="P13">}</text:p>
      <text:p text:style-name="P13"/>
      <text:p text:style-name="P13">class Coords&lt;T extends TwoD&gt; {</text:p>
      <text:p text:style-name="P13"/>
      <text:p text:style-name="P13"><text:s text:c="4"/>T[] coords;</text:p>
      <text:p text:style-name="P13"/>
      <text:p text:style-name="P13"><text:s text:c="4"/>Coords(T[] o) {</text:p>
      <text:p text:style-name="P13"><text:s text:c="8"/>coords = o;</text:p>
      <text:p text:style-name="P13"><text:s text:c="4"/>}</text:p>
      <text:p text:style-name="P13">}</text:p>
      <text:p text:style-name="P13"/>
      <text:p text:style-name="P13">// Демонстрация применения ограниченной символьной маски</text:p>
      <text:p text:style-name="P13">class BoundedWildcard {</text:p>
      <text:p text:style-name="P13"/>
      <text:p text:style-name="P13"><text:s text:c="4"/>static void showXY(Coords&lt;?&gt; c) {</text:p>
      <text:p text:style-name="P13"><text:s text:c="8"/>System.out.println("X Y координаты:");</text:p>
      <text:p text:style-name="P13"><text:s text:c="8"/>for (int i = 0; i &lt; c.coords.length; i++) {</text:p>
      <text:p text:style-name="P13"><text:s text:c="12"/>System.out.format("%4d%4d\n", c.coords[i].x, c.coords[i].y);</text:p>
      <text:p text:style-name="P13"><text:s text:c="8"/>}</text:p>
      <text:p text:style-name="P13"><text:s text:c="8"/>System.out.println();</text:p>
      <text:p text:style-name="P13"><text:s text:c="4"/>}</text:p>
      <text:p text:style-name="P13"/>
      <text:p text:style-name="P13"><text:soft-page-break/><text:s text:c="4"/>static void showXYZ(Coords&lt;? extends ThreeD&gt; c) {</text:p>
      <text:p text:style-name="P13"><text:s text:c="8"/>System.out.println("X Y Z координаты:");</text:p>
      <text:p text:style-name="P13"><text:s text:c="8"/>for (int i = 0; i &lt; c.coords.length; i++) {</text:p>
      <text:p text:style-name="P13"><text:s text:c="12"/>System.out.format("%4d%4d%4d\n", c.coords[i].x, c.coords[i].y, c.coords[i].z);</text:p>
      <text:p text:style-name="P13"><text:s text:c="8"/>}</text:p>
      <text:p text:style-name="P13"><text:s text:c="8"/>System.out.println();</text:p>
      <text:p text:style-name="P13"><text:s text:c="4"/>}</text:p>
      <text:p text:style-name="P13"/>
      <text:p text:style-name="P13"><text:s text:c="4"/>static void superShowXY(Coords&lt;? super ThreeD&gt; c) {</text:p>
      <text:p text:style-name="P13"><text:s text:c="8"/>System.out.println("Ограничение снизу: X Y координаты:");</text:p>
      <text:p text:style-name="P13"><text:s text:c="8"/>for (int i = 0; i &lt; c.coords.length; i++) {</text:p>
      <text:p text:style-name="P13"><text:s text:c="12"/>System.out.format("%4d%4d\n", c.coords[i].x, c.coords[i].y);</text:p>
      <text:p text:style-name="P13"><text:s text:c="8"/>}</text:p>
      <text:p text:style-name="P13"><text:s text:c="8"/>System.out.println();</text:p>
      <text:p text:style-name="P13"><text:s text:c="4"/>}</text:p>
      <text:p text:style-name="P13"/>
      <text:p text:style-name="P13"><text:s text:c="4"/>static void showAll(Coords&lt;? extends FourD&gt; c) {</text:p>
      <text:p text:style-name="P13"><text:s text:c="8"/>System.out.println("X Y Z T координаты:");</text:p>
      <text:p text:style-name="P13"><text:s text:c="8"/>for (int i = 0; i &lt; c.coords.length; i++) {</text:p>
      <text:p text:style-name="P13"><text:s text:c="12"/>System.out.format("%4d%4d%4d%4d\n", c.coords[i].x, c.coords[i].y, c.coords[i].z, c.coords[i].t);</text:p>
      <text:p text:style-name="P13"><text:s text:c="8"/>}</text:p>
      <text:p text:style-name="P13"><text:s text:c="8"/>System.out.println();</text:p>
      <text:p text:style-name="P13"><text:s text:c="4"/>}</text:p>
      <text:p text:style-name="P13"/>
      <text:p text:style-name="P13"><text:s text:c="4"/>public static void main(String args[]) {</text:p>
      <text:p text:style-name="P13"><text:s text:c="8"/>TwoD td[] = {</text:p>
      <text:p text:style-name="P13"><text:s text:c="12"/>new TwoD(0, 0),</text:p>
      <text:p text:style-name="P13"><text:s text:c="12"/>new TwoD(7, 9),</text:p>
      <text:p text:style-name="P13"><text:s text:c="12"/>new TwoD(18, 4),</text:p>
      <text:p text:style-name="P13"><text:s text:c="12"/>new TwoD(-1, -23)</text:p>
      <text:p text:style-name="P13"><text:s text:c="8"/>};</text:p>
      <text:p text:style-name="P13"><text:s text:c="8"/>Coords&lt;TwoD&gt; tdlocs = new Coords&lt;TwoD&gt;(td);</text:p>
      <text:p text:style-name="P13"><text:s text:c="8"/>System.out.println("Содержимое tdlocs");</text:p>
      <text:p text:style-name="P13"/>
      <text:p text:style-name="P13"><text:s text:c="8"/>showXY(tdlocs);</text:p>
      <text:p text:style-name="P13"><text:s text:c="8"/>superShowXY(tdlocs);</text:p>
      <text:p text:style-name="P13"/>
      <text:p text:style-name="P13"><text:s text:c="8"/>FourD fd[] = { // Создаются объекты типа FourD</text:p>
      <text:p text:style-name="P13"><text:s text:c="12"/>new FourD(1, 2, 3, 4),</text:p>
      <text:p text:style-name="P13"><text:s text:c="12"/>new FourD(6, 8, 14, 8),</text:p>
      <text:p text:style-name="P13"><text:s text:c="12"/>new FourD(22, 9, 4, 9),</text:p>
      <text:p text:style-name="P13"><text:soft-page-break/><text:s text:c="12"/>new FourD(3, -2, -23, 17)</text:p>
      <text:p text:style-name="P13"><text:s text:c="8"/>};</text:p>
      <text:p text:style-name="P13"><text:s text:c="8"/>Coords&lt;FourD&gt; fdlocs = new Coords&lt;FourD&gt;(fd);</text:p>
      <text:p text:style-name="P13"><text:s text:c="8"/>System.out.println("Содержимое fdlocs");</text:p>
      <text:p text:style-name="P13"/>
      <text:p text:style-name="P13"><text:s text:c="8"/>showXY(fdlocs);</text:p>
      <text:p text:style-name="P13"><text:s text:c="8"/>showXYZ(fdlocs);</text:p>
      <text:p text:style-name="P13"><text:s text:c="8"/>showAll(fdlocs);</text:p>
      <text:p text:style-name="P13"><text:s text:c="4"/>}</text:p>
      <text:p text:style-name="P13">}</text:p>
      <text:p text:style-name="P12"/>
      <text:p text:style-name="P5">Класс <text:span text:style-name="T14">ArraySort.java:</text:span></text:p>
      <text:p text:style-name="P13">public class ArraySort {</text:p>
      <text:p text:style-name="P13"/>
      <text:p text:style-name="P13"><text:s text:c="4"/>static int cnt = 0;</text:p>
      <text:p text:style-name="P13"/>
      <text:p text:style-name="P13"><text:s text:c="4"/>static private &lt;T&gt; boolean less(T v, T w) {</text:p>
      <text:p text:style-name="P13"><text:s text:c="8"/>cnt++;</text:p>
      <text:p text:style-name="P13"><text:s text:c="8"/>return Integer.parseInt(v.toString()) &lt; Integer.parseInt(w.toString());</text:p>
      <text:p text:style-name="P13"><text:s text:c="4"/>}</text:p>
      <text:p text:style-name="P13"/>
      <text:p text:style-name="P13"><text:s text:c="4"/>static private &lt;T&gt; void exch(T[] a, int i, int j) {</text:p>
      <text:p text:style-name="P13"><text:s text:c="8"/>T t = a[i];</text:p>
      <text:p text:style-name="P13"><text:s text:c="8"/>a[i] = a[j];</text:p>
      <text:p text:style-name="P13"><text:s text:c="8"/>a[j] = t;</text:p>
      <text:p text:style-name="P13"><text:s text:c="4"/>}</text:p>
      <text:p text:style-name="P13"/>
      <text:p text:style-name="P13"><text:s text:c="4"/>static private &lt;T&gt; void compExch(T[] a, int i, int j) {</text:p>
      <text:p text:style-name="P13"><text:s text:c="8"/>if (less(a[j], a[i])) {</text:p>
      <text:p text:style-name="P13"><text:s text:c="12"/>exch(a, i, j);</text:p>
      <text:p text:style-name="P13"><text:s text:c="8"/>}</text:p>
      <text:p text:style-name="P13"><text:s text:c="4"/>}</text:p>
      <text:p text:style-name="P13"/>
      <text:p text:style-name="P13"><text:s text:c="4"/>static private &lt;T&gt; void sort(T[] a, int l, int r) {</text:p>
      <text:p text:style-name="P13"><text:s text:c="8"/>for (int i = l + 1; i &lt;= r; i++) {</text:p>
      <text:p text:style-name="P13"><text:s text:c="12"/>for (int j = i; j &gt; l; j--) {</text:p>
      <text:p text:style-name="P13"><text:s text:c="16"/>compExch(a, j - 1, j);</text:p>
      <text:p text:style-name="P13"><text:s text:c="12"/>}</text:p>
      <text:p text:style-name="P13"><text:s text:c="8"/>}</text:p>
      <text:p text:style-name="P13"><text:s text:c="4"/>}</text:p>
      <text:p text:style-name="P13"/>
      <text:p text:style-name="P13"><text:s text:c="4"/>static public &lt;T&gt; void run(T[] a) {</text:p>
      <text:p text:style-name="P13"><text:soft-page-break/><text:s text:c="8"/>try {</text:p>
      <text:p text:style-name="P13"><text:s text:c="12"/>int N = a.length;</text:p>
      <text:p text:style-name="P13"/>
      <text:p text:style-name="P13"><text:s text:c="12"/>System.out.println("Несортированный массив: ");</text:p>
      <text:p text:style-name="P13"><text:s text:c="12"/>if (N &lt; 100) {</text:p>
      <text:p text:style-name="P13"><text:s text:c="16"/>for (int i = 0; i &lt; N; i++) {</text:p>
      <text:p text:style-name="P13"><text:s text:c="20"/>System.out.println(a[i] + "");</text:p>
      <text:p text:style-name="P13"><text:s text:c="16"/>}</text:p>
      <text:p text:style-name="P13"><text:s text:c="12"/>}</text:p>
      <text:p text:style-name="P13"><text:s text:c="12"/>sort(a, 0, N - 1);</text:p>
      <text:p text:style-name="P13"><text:s text:c="12"/>System.out.println("Сортированный массив: ");</text:p>
      <text:p text:style-name="P13"><text:s text:c="12"/>if (N &lt; 100) {</text:p>
      <text:p text:style-name="P13"><text:s text:c="16"/>for (int i = 0; i &lt; N; i++) {</text:p>
      <text:p text:style-name="P13"><text:s text:c="20"/>System.out.println(a[i] + "");</text:p>
      <text:p text:style-name="P13"><text:s text:c="16"/>}</text:p>
      <text:p text:style-name="P13"><text:s text:c="12"/>}</text:p>
      <text:p text:style-name="P13"><text:s text:c="12"/>System.out.println("Использовано сравнений: " + cnt);</text:p>
      <text:p text:style-name="P13"><text:s text:c="8"/>} catch (Exception e) {</text:p>
      <text:p text:style-name="P13"><text:s text:c="12"/>System.out.println("Exception: " + e.toString());</text:p>
      <text:p text:style-name="P13"><text:s text:c="12"/>e.printStackTrace();</text:p>
      <text:p text:style-name="P13"><text:s text:c="8"/>}</text:p>
      <text:p text:style-name="P13"><text:s text:c="4"/>}</text:p>
      <text:p text:style-name="P13">}</text:p>
      <text:p text:style-name="P10"/>
      <text:p text:style-name="P8">Заключение</text:p>
      <text:p text:style-name="P14"><text:span text:style-name="Основной_20_шрифт_20_абзаца"><text:span text:style-name="T4">В ходе выполнения лабораторной работы были получены навыки по работе с метасимволом и по созданию </text:span></text:span><text:span text:style-name="Основной_20_шрифт_20_абзаца"><text:span text:style-name="T9">generic-</text:span></text:span><text:span text:style-name="Основной_20_шрифт_20_абзаца"><text:span text:style-name="T4">методов.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/>
    <style:font-face style:name="Courier New" svg:font-family="'Courier New'" style:font-family-generic="moder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, 'Myriad Pro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текст_20_2" style:display-name="Основной текст 2" style:family="paragraph" style:parent-style-name="Обычный">
      <style:paragraph-properties loext:contextual-spacing="false" fo:margin-left="0cm" fo:margin-right="0cm" fo:margin-top="0.106cm" fo:margin-bottom="0cm" fo:text-align="justify" style:justify-single-word="false" fo:hyphenation-ladder-count="no-limit" fo:text-indent="0.494cm" style:auto-text-indent="false" style:text-autospace="none" style:vertical-align="auto"/>
      <style:text-properties fo:font-size="10pt" fo:language="ru" fo:country="RU" style:font-name-asian="Times New Roman" style:font-size-asian="10pt" style:language-asian="ru" style:country-asian="RU" style:font-name-complex="Times New Roman" style:font-size-complex="10pt" style:language-complex="ar" style:country-complex="SA" fo:hyphenate="false" fo:hyphenation-remain-char-count="0" fo:hyphenation-push-char-count="0"/>
    </style:style>
    <style:style style:name="Pa22" style:family="paragraph" style:parent-style-name="Standard" style:next-style-name="Standard">
      <style:paragraph-properties style:line-height-at-least="0.496cm" fo:text-align="start" style:justify-single-word="false" fo:orphans="2" fo:widows="2"/>
      <style:text-properties style:font-name="Myriad Pro" fo:font-size="12pt" style:font-size-asian="12pt" style:font-size-complex="12pt"/>
    </style:style>
    <style:style style:name="Основной_20_шрифт_20_абзаца" style:display-name="Основной шрифт абзаца" style:family="text"/>
    <style:style style:name="Основной_20_текст_20_2_20_Знак" style:display-name="Основной текст 2 Знак" style:family="text" style:parent-style-name="Основной_20_шрифт_20_абзаца">
      <style:text-properties fo:font-size="10pt" fo:language="ru" fo:country="RU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09-04-16T11:32:00Z</meta:creation-date>
    <dc:date>2018-02-24T09:59:14.93</dc:date>
    <meta:editing-cycles>35</meta:editing-cycles>
    <meta:editing-duration>PT1H50M34S</meta:editing-duration>
    <dc:creator>  </dc:creator>
    <meta:document-statistic meta:table-count="0" meta:image-count="0" meta:object-count="0" meta:page-count="6" meta:paragraph-count="161" meta:word-count="670" meta:character-count="5287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